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CIC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CV std/mean</text:p>
          </table:table-cell>
          <table:table-cell table:style-name="ce2"/>
          <table:table-cell table:style-name="ce2" office:value-type="string" calcext:value-type="string">
            <text:p>Ratio CVpart/CVtot</text:p>
          </table:table-cell>
          <table:table-cell table:style-name="ce2"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Matrix 512² </text:p>
          </table:table-cell>
          <table:table-cell office:value-type="float" office:value="0.00156465962410368" calcext:value-type="float">
            <text:p>0,001564659624104</text:p>
          </table:table-cell>
          <table:table-cell table:style-name="ce3" office:value-type="float" office:value="0.000000278943992728124" calcext:value-type="float">
            <text:p>2,79E-07</text:p>
          </table:table-cell>
          <table:table-cell office:value-type="float" office:value="0.337550402910537" calcext:value-type="float">
            <text:p>0,3375504029105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s</text:p>
          </table:table-cell>
          <table:table-cell office:value-type="float" office:value="0.00156498039019492" calcext:value-type="float">
            <text:p>0,001564980390195</text:p>
          </table:table-cell>
          <table:table-cell table:style-name="ce3" office:value-type="float" office:value="0.0000000500669067582245" calcext:value-type="float">
            <text:p>5,01E-08</text:p>
          </table:table-cell>
          <table:table-cell office:value-type="float" office:value="0.142977098752119" calcext:value-type="float">
            <text:p>0,142977098752119</text:p>
          </table:table-cell>
          <table:table-cell/>
          <table:table-cell table:formula="of:=[.D5]/[.D4]" office:value-type="float" office:value="0.423572590994694" calcext:value-type="float">
            <text:p>0,42357259099469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es</text:p>
          </table:table-cell>
          <table:table-cell office:value-type="float" office:value="0.00156423233898224" calcext:value-type="float">
            <text:p>0,001564232338982</text:p>
          </table:table-cell>
          <table:table-cell table:style-name="ce3" office:value-type="float" office:value="0.00000000648281542733318" calcext:value-type="float">
            <text:p>6,48E-09</text:p>
          </table:table-cell>
          <table:table-cell office:value-type="float" office:value="0.0514731288619979" calcext:value-type="float">
            <text:p>0,051473128861998</text:p>
          </table:table-cell>
          <table:table-cell/>
          <table:table-cell table:formula="of:=[.D6]/[.D4]" office:value-type="float" office:value="0.152490201220824" calcext:value-type="float">
            <text:p>0,152490201220824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Matrix 512² </text:p>
          </table:table-cell>
          <table:table-cell table:style-name="ce3" office:value-type="float" office:value="0.000095909306625711" calcext:value-type="float">
            <text:p>9,59E-05</text:p>
          </table:table-cell>
          <table:table-cell table:style-name="ce3" office:value-type="float" office:value="0.00000000698336157353143" calcext:value-type="float">
            <text:p>6,98E-09</text:p>
          </table:table-cell>
          <table:table-cell office:value-type="float" office:value="0.871307621961698" calcext:value-type="float">
            <text:p>0,87130762196169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s</text:p>
          </table:table-cell>
          <table:table-cell table:style-name="ce3" office:value-type="float" office:value="0.0000959192901081201" calcext:value-type="float">
            <text:p>9,59E-05</text:p>
          </table:table-cell>
          <table:table-cell table:style-name="ce3" office:value-type="float" office:value="0.00000000002355315525361" calcext:value-type="float">
            <text:p>2,36E-11</text:p>
          </table:table-cell>
          <table:table-cell office:value-type="float" office:value="0.0505962804870822" calcext:value-type="float">
            <text:p>0,050596280487082</text:p>
          </table:table-cell>
          <table:table-cell/>
          <table:table-cell table:formula="of:=[.D11]/[.D10]" office:value-type="float" office:value="0.0580693651837541" calcext:value-type="float">
            <text:p>0,0580693651837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es</text:p>
          </table:table-cell>
          <table:table-cell table:style-name="ce3" office:value-type="float" office:value="0.0000958468473227512" calcext:value-type="float">
            <text:p>9,58E-05</text:p>
          </table:table-cell>
          <table:table-cell table:style-name="ce3" office:value-type="float" office:value="0.000000000260838464885337" calcext:value-type="float">
            <text:p>2,61E-10</text:p>
          </table:table-cell>
          <table:table-cell office:value-type="float" office:value="0.168503135079112" calcext:value-type="float">
            <text:p>0,168503135079112</text:p>
          </table:table-cell>
          <table:table-cell/>
          <table:table-cell table:formula="of:=[.D12]/[.D10]" office:value-type="float" office:value="0.193391094984039" calcext:value-type="float">
            <text:p>0,193391094984039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6" office:value-type="string" calcext:value-type="string">
            <text:p>512 lines * 512columns</text:p>
          </table:table-cell>
          <table:table-cell table:number-columns-repeated="4"/>
          <table:table-cell office:value-type="string" calcext:value-type="string">
            <text:p>1/sqrt(512) = <text:s text:c="4"/>0.044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8:11:30.27485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52:36.025566000</meta:creation-date>
    <dc:date>2018-12-13T18:16:07.057270000</dc:date>
    <meta:editing-duration>PT15M51S</meta:editing-duration>
    <meta:editing-cycles>5</meta:editing-cycles>
    <meta:generator>LibreOffice/6.0.4.2$MacOSX_X86_64 LibreOffice_project/9b0d9b32d5dcda91d2f1a96dc04c645c450872bf</meta:generator>
    <meta:document-statistic meta:table-count="1" meta:cell-count="36" meta:object-count="0"/>
  </office:meta>
</office:document-meta>
</file>